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ointerFrameworkParserTokenManager.jjCanMove_0( int hiByte , int i1 , int i2 , long l1 , long l2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48">
            <text:p text:style-name="Table_20_Contents">48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XPointerFrameworkParserTokenManager.jjMoveStringLiteralDfa0_1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PointerFrameworkParserTokenManager.XPointerFrameworkParserTokenManager( SimpleChar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ointerFrameworkParserTokenManager.getNextToken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PointerFrameworkParserTokenManager.jjMoveNfa_1( int startState , int curPo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1">
            <text:p text:style-name="Table_20_Contents">31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XPointerFrameworkParserTokenManager.XPointerFrameworkParserTokenManager( SimpleCharStream stream , int lex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ointerFrameworkParserTokenManager.jjMoveNfa_0( int startState , int curPos )</text:p>
          </table:table-cell>
          <table:table-cell office:value-type="float" office:value="49">
            <text:p text:style-name="Table_20_Contents">49</text:p>
          </table:table-cell>
          <table:table-cell office:value-type="float" office:value="58">
            <text:p text:style-name="Table_20_Contents">58</text:p>
          </table:table-cell>
          <table:table-cell office:value-type="float" office:value="138">
            <text:p text:style-name="Table_20_Contents">138</text:p>
          </table:table-cell>
        </table:table-row>
        <table:table-row>
          <table:table-cell office:value-type="string">
            <text:p text:style-name="Table_20_Contents">XPointerFrameworkParserTokenManager.jjCheckNAddStates(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ointerFrameworkParserTokenManager.jjCheckNAdd(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ointerFrameworkParserTokenManager.jjStartNfa_1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FrameworkParserTokenManager.setDebugStream( java . io . PrintStream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FrameworkParserTokenManager.switchTo( int lex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ointerFrameworkParserTokenManager.jjCanMove_2( int hiByte , int i1 , int i2 , long l1 , long l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ointerFrameworkParserTokenManager.jjMoveStringLiteralDfa0_0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ointerFrameworkParserTokenManager.ReInitRoun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ointerFrameworkParserTokenManager.jjCheckNAddTwoStates( int state1 , int stat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ointerFrameworkParserTokenManager.jjMoveStringLiteralDfa1_1( long active0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PointerFrameworkParserTokenManager.reInit( SimpleCharStream stream , int lex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ointerFrameworkParserTokenManager.jjStopAtPos( int pos , int 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ointerFrameworkParserTokenManager.reInit( SimpleChar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ointerFrameworkParserTokenManager.jjFill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PointerFrameworkParserTokenManager.jjCanMove_1( int hiByte , int i1 , int i2 , long l1 , long l2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50">
            <text:p text:style-name="Table_20_Contents">50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XPointerFrameworkParserTokenManager.jjStopStringLiteralDfa_1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ointerFrameworkParserTokenManager.jjAddStates(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